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shadow="none" fo:keep-with-next="always"/>
    </style:style>
    <style:style style:name="Table1.A" style:family="table-column">
      <style:table-column-properties style:column-width="0.9583in" style:rel-column-width="1380*"/>
    </style:style>
    <style:style style:name="Table1.B" style:family="table-column">
      <style:table-column-properties style:column-width="1.35in" style:rel-column-width="1944*"/>
    </style:style>
    <style:style style:name="Table1.C" style:family="table-column">
      <style:table-column-properties style:column-width="1.1542in" style:rel-column-width="1662*"/>
    </style:style>
    <style:style style:name="Table1.F" style:family="table-column">
      <style:table-column-properties style:column-width="1.1563in" style:rel-column-width="166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6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2493*"/>
    </style:style>
    <style:style style:name="Table3.B" style:family="table-column">
      <style:table-column-properties style:column-width="2.0813in" style:rel-column-width="2997*"/>
    </style:style>
    <style:style style:name="Table3.C" style:family="table-column">
      <style:table-column-properties style:column-width="1.3813in" style:rel-column-width="1989*"/>
    </style:style>
    <style:style style:name="Table3.D" style:family="table-column">
      <style:table-column-properties style:column-width="1.7333in" style:rel-column-width="249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3847in" style:rel-column-width="364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R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R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2493*"/>
    </style:style>
    <style:style style:name="Table4.B" style:family="table-column">
      <style:table-column-properties style:column-width="2.0813in" style:rel-column-width="2997*"/>
    </style:style>
    <style:style style:name="Table4.C" style:family="table-column">
      <style:table-column-properties style:column-width="1.3813in" style:rel-column-width="1989*"/>
    </style:style>
    <style:style style:name="Table4.D" style:family="table-column">
      <style:table-column-properties style:column-width="1.7333in" style:rel-column-width="249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2493*"/>
    </style:style>
    <style:style style:name="Table5.B" style:family="table-column">
      <style:table-column-properties style:column-width="2.0813in" style:rel-column-width="2997*"/>
    </style:style>
    <style:style style:name="Table5.C" style:family="table-column">
      <style:table-column-properties style:column-width="1.3813in" style:rel-column-width="1989*"/>
    </style:style>
    <style:style style:name="Table5.D" style:family="table-column">
      <style:table-column-properties style:column-width="1.7333in" style:rel-column-width="249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2493*"/>
    </style:style>
    <style:style style:name="Table6.B" style:family="table-column">
      <style:table-column-properties style:column-width="2.0813in" style:rel-column-width="2997*"/>
    </style:style>
    <style:style style:name="Table6.C" style:family="table-column">
      <style:table-column-properties style:column-width="1.3813in" style:rel-column-width="1989*"/>
    </style:style>
    <style:style style:name="Table6.D" style:family="table-column">
      <style:table-column-properties style:column-width="1.7333in" style:rel-column-width="249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2493*"/>
    </style:style>
    <style:style style:name="Table9.B" style:family="table-column">
      <style:table-column-properties style:column-width="2.0813in" style:rel-column-width="2997*"/>
    </style:style>
    <style:style style:name="Table9.C" style:family="table-column">
      <style:table-column-properties style:column-width="1.3813in" style:rel-column-width="1989*"/>
    </style:style>
    <style:style style:name="Table9.D" style:family="table-column">
      <style:table-column-properties style:column-width="1.7333in" style:rel-column-width="2496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C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er">
      <style:text-properties fo:font-weight="bold" style:font-weight-asian="bold" style:font-weight-complex="bold"/>
    </style:style>
    <style:style style:name="P5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2" style:family="paragraph" style:parent-style-name="Table">
      <style:paragraph-properties fo:text-align="center" style:justify-single-word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line-through-style="none"/>
    </style:style>
    <style:style style:name="T6" style:family="text">
      <style:text-properties fo:font-size="11.25pt"/>
    </style:style>
    <style:style style:name="T7" style:family="text">
      <style:text-properties style:text-underline-style="none"/>
    </style:style>
    <style:style style:name="T8" style:family="text">
      <style:text-properties style:text-blinking="false"/>
    </style:style>
    <style:style style:name="T9" style:family="text">
      <style:text-properties fo:background-color="transparent"/>
    </style:style>
    <style:style style:name="T10" style:family="text">
      <style:text-properties fo:font-style="normal"/>
    </style:style>
    <style:style style:name="T11" style:family="text">
      <style:text-properties style:font-name="Arial1"/>
    </style:style>
    <style:style style:name="T12" style:family="text">
      <style:text-properties fo:color="#000000"/>
    </style:style>
    <style:style style:name="T13" style:family="text">
      <style:text-properties fo:font-variant="normal" fo:text-transform="none"/>
    </style:style>
    <style:style style:name="T14" style:family="text">
      <style:text-properties fo:font-variant="normal" fo:text-transform="none" fo:color="#000000" style:text-line-through-style="none" style:font-name="Arial1" fo:font-size="11.25pt" fo:letter-spacing="normal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000000" style:font-name="arial" fo:letter-spacing="normal" fo:font-style="normal" fo:font-weight="normal"/>
    </style:style>
    <style:style style:name="T16" style:family="text">
      <style:text-properties fo:font-variant="normal" fo:text-transform="none" fo:color="#008000" style:font-name="arial" fo:letter-spacing="normal" fo:font-style="normal" fo:font-weight="normal"/>
    </style:style>
    <style:style style:name="T17" style:family="text">
      <style:text-properties fo:font-variant="normal" fo:text-transform="none" fo:color="#008000" style:font-name="arial" fo:font-size="14pt" fo:letter-spacing="normal" fo:font-style="normal" fo:font-weight="normal"/>
    </style:style>
    <style:style style:name="T18" style:family="text">
      <style:text-properties fo:font-variant="normal" fo:text-transform="none" fo:color="#551a8b" style:font-name="arial" fo:font-size="14pt" fo:letter-spacing="normal" fo:font-style="normal" fo:font-weight="bold"/>
    </style:style>
    <style:style style:name="T19" style:family="text">
      <style:text-properties fo:font-variant="normal" fo:text-transform="none" fo:color="#551a8b" style:font-name="arial" fo:font-size="14pt" fo:letter-spacing="normal" fo:font-style="normal" fo:font-weight="normal"/>
    </style:style>
    <style:style style:name="T20" style:family="text">
      <style:text-properties fo:letter-spacing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h text:style-name="Heading_20_1" text:outline-level="1"><text:soft-page-break/>1 Classifier Features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table:number-rows-spanned="10" office:value-type="string">
            <text:p text:style-name="P7">Features needed for the email classifier (Automatic Categorization of emails into folders)</text:p>
          </table:table-cell>
          <table:table-cell table:style-name="Table1.B1" table:number-columns-spanned="5" office:value-type="string">
            <text:p text:style-name="P8">Features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7">Email Sender</text:p>
          </table:table-cell>
          <table:table-cell table:style-name="Table1.B2" office:value-type="string">
            <text:p text:style-name="P7">Email Age</text:p>
          </table:table-cell>
          <table:table-cell table:style-name="Table1.B2" office:value-type="string">
            <text:p text:style-name="P7">Word Frequency</text:p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><text:s/></text:p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covered-table-cell/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P12">Table <text:sequence text:ref-name="refTable0" text:name="Table" text:formula="ooow:Table+1" style:num-format="1">1</text:sequence>: Table 1: Classifier Vs. Featu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2 Detailed Classifier Features</text:h>
      <text:p text:style-name="P1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8" office:value-type="string">
            <text:p text:style-name="Table_20_Contents">Email Sender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6" office:value-type="string">
            <text:p text:style-name="Table_20_Contents">Email Age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table:number-rows-spanned="5" office:value-type="string">
            <text:p text:style-name="Table_20_Contents">Word Frequency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covered-table-cell/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3- Logical Schema for Classifiers Features: Data Model – ERD and ETS</text:h>
      <text:p text:style-name="P2"><text:bookmark text:name="internal-source-marker_0.7256551580503583"/></text:p>
      <text:p text:style-name="P1"/>
      <text:p text:style-name="P2"><text:bookmark text:name="internal-source-marker_0.72565515805035831"/><draw:frame draw:style-name="fr1" draw:name="Frame1" text:anchor-type="as-char" svg:width="6.9374in" draw:z-index="1"><draw:text-box fo:min-height="7.75in"><text:p text:style-name="Illustration"><draw:frame draw:style-name="fr2" draw:name="graphics1" text:anchor-type="paragraph" svg:x="0.0016in" svg:y="0.0008in" svg:width="6.8555in" style:rel-width="98%" svg:height="7.398in" style:rel-height="scale" draw:z-index="2"><draw:image xlink:href="https://lh6.googleusercontent.com/9BVm8fykSjLM_oS0PjWHJm7X73LjVwB6vXM8UTwU6gtq6nRPSt2P9q-X-FR_G8QuJNDfQ3dES3euM5ZBvmpNqFDwtEuKTpMCUeu7KY93HkI-k-uRUKg" xlink:type="simple" xlink:show="embed" xlink:actuate="onLoad"/></draw:frame>Illustration <text:sequence text:ref-name="refIllustration0" text:name="Illustration" text:formula="ooow:Illustration+1" style:num-format="1">1</text:sequence>: Subject: Classifier Features</text:p></draw:text-box></draw:frame></text:p>
      <text:p text:style-name="P2"><text:bookmark text:name="internal-source-marker_0.72565515805035832"/><text:soft-page-break/><draw:frame draw:style-name="fr3" draw:name="graphics2" text:anchor-type="as-char" svg:width="6.9374in" svg:height="7.75in" draw:z-index="0"><draw:image xlink:href="https://lh6.googleusercontent.com/9BVm8fykSjLM_oS0PjWHJm7X73LjVwB6vXM8UTwU6gtq6nRPSt2P9q-X-FR_G8QuJNDfQ3dES3euM5ZBvmpNqFDwtEuKTpMCUeu7KY93HkI-k-uRUK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<text:span text:style-name="T3">Project:</text:span> <text:span text:style-name="T4">Smart Email</text:span></text:p>
          </table:table-cell>
          <table:table-cell table:style-name="Table3.A1" office:value-type="string">
            <text:p text:style-name="P9"><text:span text:style-name="T3">Subject:</text:span> Classifier Features</text:p>
          </table:table-cell>
          <table:table-cell table:style-name="Table3.C1" table:number-columns-spanned="2" office:value-type="string">
            <text:p text:style-name="P9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3">Entity:</text:span> <text:span text:style-name="T4">User</text:span></text:p>
          </table:table-cell>
          <table:table-cell table:style-name="Table3.A2" office:value-type="string">
            <text:p text:style-name="P9"><text:span text:style-name="T3">Date:</text:span> <text:span text:style-name="T4">Monday, February 20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10">*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9">4 Bytes</text:p>
          </table:table-cell>
          <table:table-cell table:style-name="Table3.C2" office:value-type="string">
            <text:p text:style-name="P9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9">User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3"><text:bookmark text:name="internal-source-marker_0.72565515805035833"/>40 Characters</text:p>
          </table:table-cell>
          <table:table-cell table:style-name="Table3.C2" office:value-type="string">
            <text:p text:style-name="P3">The string the user uses to log into the system</text:p>
          </table:table-cell>
        </table:table-row>
        <table:table-row>
          <table:table-cell table:style-name="Table3.A2" office:value-type="string">
            <text:p text:style-name="P9">Password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3"><text:bookmark text:name="internal-source-marker_0.72565515805035834"/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<text:span text:style-name="T3">Project:</text:span> <text:span text:style-name="T4">Smart Email</text:span></text:p>
          </table:table-cell>
          <table:table-cell table:style-name="Table4.A1" office:value-type="string">
            <text:p text:style-name="P9"><text:span text:style-name="T3">Subject:</text:span> Classifier Features</text:p>
          </table:table-cell>
          <table:table-cell table:style-name="Table4.C1" table:number-columns-spanned="2" office:value-type="string">
            <text:p text:style-name="P9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4.A2" office:value-type="string">
            <text:p text:style-name="P9"><text:span text:style-name="T3">Entity:</text:span> <text:span text:style-name="T4">Account</text:span></text:p>
          </table:table-cell>
          <table:table-cell table:style-name="Table4.A2" office:value-type="string">
            <text:p text:style-name="P9"><text:span text:style-name="T3">Date:</text:span> <text:span text:style-name="T4">Monday, February 20, 2012</text:span></text:p>
          </table:table-cell>
          <table:table-cell table:style-name="Table4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4.A2" office:value-type="string">
            <text:p text:style-name="P8">Attribute</text:p>
          </table:table-cell>
          <table:table-cell table:style-name="Table4.A2" office:value-type="string">
            <text:p text:style-name="P8">Type</text:p>
          </table:table-cell>
          <table:table-cell table:style-name="Table4.A2" office:value-type="string">
            <text:p text:style-name="P8">Size</text:p>
          </table:table-cell>
          <table:table-cell table:style-name="Table4.C2" office:value-type="string">
            <text:p text:style-name="P8">Validation / desc</text:p>
          </table:table-cell>
        </table:table-row>
        <table:table-row>
          <table:table-cell table:style-name="Table4.A2" office:value-type="string">
            <text:p text:style-name="P10">*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9">4 Bytes</text:p>
          </table:table-cell>
          <table:table-cell table:style-name="Table4.C2" office:value-type="string">
            <text:p text:style-name="P9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9">Username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3"><text:bookmark text:name="internal-source-marker_0.725655158050358331"/>40 Characters</text:p>
          </table:table-cell>
          <table:table-cell table:style-name="Table4.C2" office:value-type="string">
            <text:p text:style-name="P3">Email username</text:p>
          </table:table-cell>
        </table:table-row>
        <table:table-row>
          <table:table-cell table:style-name="Table4.A2" office:value-type="string">
            <text:p text:style-name="P9">Password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3"><text:bookmark text:name="internal-source-marker_0.725655158050358341"/>40 Characters</text:p>
          </table:table-cell>
          <table:table-cell table:style-name="Table4.C2" office:value-type="string">
            <text:p text:style-name="P3">Email Password</text:p>
          </table:table-cell>
        </table:table-row>
        <table:table-row>
          <table:table-cell table:style-name="Table4.A2" office:value-type="string">
            <text:p text:style-name="P9">service_url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3">40 Characters</text:p>
          </table:table-cell>
          <table:table-cell table:style-name="Table4.C2" office:value-type="string">
            <text:p text:style-name="P3"><text:bookmark text:name="internal-source-marker_0.72565515805035835"/>The address of the email service (eg. www.gmail.com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9"><text:span text:style-name="T3">Project:</text:span> <text:span text:style-name="T4">Smart Email</text:span></text:p>
          </table:table-cell>
          <table:table-cell table:style-name="Table5.A1" office:value-type="string">
            <text:p text:style-name="P9"><text:span text:style-name="T3">Subject:</text:span> Classifier Features</text:p>
          </table:table-cell>
          <table:table-cell table:style-name="Table5.C1" table:number-columns-spanned="2" office:value-type="string">
            <text:p text:style-name="P9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3">Entity:</text:span> <text:bookmark text:name="internal-source-marker_0.72565515805035836"/><text:span text:style-name="T4">Email</text:span></text:p>
          </table:table-cell>
          <table:table-cell table:style-name="Table5.A2" office:value-type="string">
            <text:p text:style-name="P9"><text:span text:style-name="T3">Date:</text:span> <text:span text:style-name="T4">Monday, February 20, 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*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3"><text:bookmark text:name="internal-source-marker_0.7256551580503583311"/>40 Characters</text:p>
          </table:table-cell>
          <table:table-cell table:style-name="Table5.C2" office:value-type="string">
            <text:p text:style-name="P3"><text:bookmark text:name="internal-source-marker_0.72565515805035837"/>the date the email was received in</text:p>
          </table:table-cell>
        </table:table-row>
        <table:table-row>
          <table:table-cell table:style-name="Table5.A2" office:value-type="string">
            <text:p text:style-name="P9">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3"><text:bookmark text:name="internal-source-marker_0.7256551580503583411"/>40 Characters</text:p>
          </table:table-cell>
          <table:table-cell table:style-name="Table5.C2" office:value-type="string">
            <text:p text:style-name="Standard"><text:bookmark text:name="internal-source-marker_0.72565515805035838"/>The email address of the email sender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3">40 Characters</text:p>
          </table:table-cell>
          <table:table-cell table:style-name="Table5.C2" office:value-type="string">
            <text:p text:style-name="P3"><text:bookmark text:name="internal-source-marker_0.72565515805035839"/>The Subject of the email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3">40 Characters</text:p>
          </table:table-cell>
          <table:table-cell table:style-name="Table5.C2" office:value-type="string">
            <text:p text:style-name="P3">The body of the emai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"><text:span text:style-name="T3">Project:</text:span> <text:span text:style-name="T4">Smart Email</text:span></text:p>
          </table:table-cell>
          <table:table-cell table:style-name="Table6.A1" office:value-type="string">
            <text:p text:style-name="P9"><text:span text:style-name="T3">Subject:</text:span> Classifier Features</text:p>
          </table:table-cell>
          <table:table-cell table:style-name="Table6.C1" table:number-columns-spanned="2" office:value-type="string">
            <text:p text:style-name="P9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T3">Entity:</text:span> <text:span text:style-name="T4">Feature_tuple</text:span></text:p>
          </table:table-cell>
          <table:table-cell table:style-name="Table6.A2" office:value-type="string">
            <text:p text:style-name="P9"><text:span text:style-name="T3">Date:</text:span> <text:span text:style-name="T4">Monday, February 20, 2012</text:span></text:p>
          </table:table-cell>
          <table:table-cell table:style-name="Table6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6.A2" office:value-type="string">
            <text:p text:style-name="P8">Attribute</text:p>
          </table:table-cell>
          <table:table-cell table:style-name="Table6.A2" office:value-type="string">
            <text:p text:style-name="P8">Type</text:p>
          </table:table-cell>
          <table:table-cell table:style-name="Table6.A2" office:value-type="string">
            <text:p text:style-name="P8">Size</text:p>
          </table:table-cell>
          <table:table-cell table:style-name="Table6.C2" office:value-type="string">
            <text:p text:style-name="P8">Validation / desc</text:p>
          </table:table-cell>
        </table:table-row>
        <table:table-row>
          <table:table-cell table:style-name="Table6.A2" office:value-type="string">
            <text:p text:style-name="P10">*Id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9">4 Bytes</text:p>
          </table:table-cell>
          <table:table-cell table:style-name="Table6.C2" office:value-type="string">
            <text:p text:style-name="P9">Primary Key, system maintained, used to identify different feature_tuples</text:p>
          </table:table-cell>
        </table:table-row>
        <table:table-row>
          <table:table-cell table:style-name="Table6.A2" office:value-type="string">
            <text:p text:style-name="P9">sender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3"><text:bookmark text:name="internal-source-marker_0.72565515805035834111"/>40 Characters</text:p>
          </table:table-cell>
          <table:table-cell table:style-name="Table6.C2" office:value-type="string">
            <text:p text:style-name="Standard"><text:bookmark text:name="internal-source-marker_0.725655158050358381"/>The email address of the email sender</text:p>
          </table:table-cell>
        </table:table-row>
        <table:table-row>
          <table:table-cell table:style-name="Table6.A2" office:value-type="string">
            <text:p text:style-name="P9">subject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3">40 Characters</text:p>
          </table:table-cell>
          <table:table-cell table:style-name="Table6.C2" office:value-type="string">
            <text:p text:style-name="P3"><text:bookmark text:name="internal-source-marker_0.725655158050358391"/>The Subject of the email</text:p>
          </table:table-cell>
        </table:table-row>
        <table:table-row>
          <table:table-cell table:style-name="Table6.A2" office:value-type="string">
            <text:p text:style-name="P9">capital_letter_count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3">4 Bytes</text:p>
          </table:table-cell>
          <table:table-cell table:style-name="Table6.C2" office:value-type="string">
            <text:p text:style-name="P3">Number of capital letter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9"><text:span text:style-name="T3">Project:</text:span> <text:span text:style-name="T4">Smart Email</text:span></text:p>
          </table:table-cell>
          <table:table-cell table:style-name="Table9.A1" office:value-type="string">
            <text:p text:style-name="P9"><text:span text:style-name="T3">Subject:</text:span> Classifier Features</text:p>
          </table:table-cell>
          <table:table-cell table:style-name="Table9.C1" table:number-columns-spanned="2" office:value-type="string">
            <text:p text:style-name="P9"><text:span text:style-name="T3">Page:</text:span> <text:span text:style-name="T4">1/1</text:span></text:p>
          </table:table-cell>
          <table:covered-table-cell/>
        </table:table-row>
        <table:table-row>
          <table:table-cell table:style-name="Table9.A2" office:value-type="string">
            <text:p text:style-name="P9"><text:span text:style-name="T3">Entity:</text:span> <text:span text:style-name="T4">NGRAM</text:span></text:p>
          </table:table-cell>
          <table:table-cell table:style-name="Table9.A2" office:value-type="string">
            <text:p text:style-name="P9"><text:span text:style-name="T3">Date:</text:span> <text:span text:style-name="T4">Monday, February 20, 2012</text:span></text:p>
          </table:table-cell>
          <table:table-cell table:style-name="Table9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9.A2" office:value-type="string">
            <text:p text:style-name="P8">Attribute</text:p>
          </table:table-cell>
          <table:table-cell table:style-name="Table9.A2" office:value-type="string">
            <text:p text:style-name="P8">Type</text:p>
          </table:table-cell>
          <table:table-cell table:style-name="Table9.A2" office:value-type="string">
            <text:p text:style-name="P8">Size</text:p>
          </table:table-cell>
          <table:table-cell table:style-name="Table9.C2" office:value-type="string">
            <text:p text:style-name="P8">Validation / desc</text:p>
          </table:table-cell>
        </table:table-row>
        <table:table-row>
          <table:table-cell table:style-name="Table9.A2" office:value-type="string">
            <text:p text:style-name="P11">Wordgram</text:p>
          </table:table-cell>
          <table:table-cell table:style-name="Table9.A2" office:value-type="string">
            <text:p text:style-name="P9">String</text:p>
          </table:table-cell>
          <table:table-cell table:style-name="Table9.A2" office:value-type="string">
            <text:p text:style-name="P9">40 Characters</text:p>
          </table:table-cell>
          <table:table-cell table:style-name="Table9.C2" office:value-type="string">
            <text:p text:style-name="P9">Wordgram String</text:p>
          </table:table-cell>
        </table:table-row>
        <table:table-row>
          <table:table-cell table:style-name="Table9.A2" office:value-type="string">
            <text:p text:style-name="P9">Frequency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3">4 Bytes</text:p>
          </table:table-cell>
          <table:table-cell table:style-name="Table9.C2" office:value-type="string">
            <text:p text:style-name="P3">Frequency of occurrenc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>4- Tuple of the classifier Features Warehouse (Classifier Input)</text:h>
      <text:p text:style-name="Standard"/>
      <table:table table:name="Table7" table:style-name="Table7">
        <table:table-column table:style-name="Table7.A" table:number-columns-repeated="18"/>
        <table:table-row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R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R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3</text:page-number></text:span></text:p>
        <text:p text:style-name="MP2">Date<text:span text:style-name="MT1">: 2/04/201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2-21T00:04:20</dc:date>
    <dc:creator>amr </dc:creator>
    <meta:editing-duration>PT01H45M04S</meta:editing-duration>
    <meta:editing-cycles>19</meta:editing-cycles>
    <meta:generator>OpenOffice.org/3.2$Linux OpenOffice.org_project/320m12$Build-9483</meta:generator>
    <meta:document-statistic meta:table-count="9" meta:image-count="2" meta:object-count="0" meta:page-count="13" meta:paragraph-count="170" meta:word-count="522" meta:character-count="3410"/>
  </office:meta>
</office:document-meta>
</file>